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Heading_20_2">
      <style:paragraph-properties fo:break-before="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r Guide for the IMS</text:h>
      <text:h text:style-name="Heading_20_2" text:outline-level="2">Initial setup</text:h>
      <text:p text:style-name="Text_20_body">Upon startup, you will be prompted to log into the program, by default the system will come with one user account.</text:p>
      <text:p text:style-name="Text_20_body">Username: admin</text:p>
      <text:p text:style-name="Text_20_body">Password: admin</text:p>
      <text:p text:style-name="Text_20_body">This account is a system admin account and can be used to control the entire database. Once you have logged in you will be presented with options to view or edit the customers, items, order, or users as well as an option to exit the program. It is recommended that to secure the admin account you enter the user domain and update account id 1(the admin account) to have a new username and password.</text:p>
      <text:h text:style-name="Heading_20_2" text:outline-level="2"/>
      <text:h text:style-name="P1" text:outline-level="2">System administrator</text:h>
      <text:p text:style-name="Text_20_body">From the system administrator’s view, you have complete control of the entire database. Upon logging in as a system admin you are able to select a domain. A list of each available domain is shown, these are:</text:p>
      <text:p text:style-name="Text_20_body">CUSTOMER: Information about customers</text:p>
      <text:p text:style-name="Text_20_body">ITEM: Individual Items</text:p>
      <text:p text:style-name="Text_20_body">ORDER: Purchases of items</text:p>
      <text:p text:style-name="Text_20_body">STOP: To close the application</text:p>
      <text:p text:style-name="Text_20_body">USER: Information about user accounts</text:p>
      <text:p text:style-name="Text_20_body">Upon selecting one of these choices, other than stop which exits the application, you will be presented with a list of available actions for you to use. As a system admin, you will always have full access to all of these.</text:p>
      <text:p text:style-name="Text_20_body"/>
      <text:p text:style-name="Text_20_body"/>
      <text:p text:style-name="Text_20_body">CREATE: To save a new entity into the database</text:p>
      <text:p text:style-name="Text_20_body">READ: To read an entity from the database</text:p>
      <text:p text:style-name="Text_20_body">UPDATE: To change an entity already in the database</text:p>
      <text:p text:style-name="Text_20_body">DELETE: To remove an entity from the database</text:p>
      <text:p text:style-name="Text_20_body">RETURN: To return to domain selection</text:p>
      <text:p text:style-name="Text_20_body">EDITS: Check all of the recent edits made to this database</text:p>
      <text:p text:style-name="Text_20_body"/>
      <text:p text:style-name="Text_20_body"/>
      <text:p text:style-name="Text_20_body">Create allows you to create a new entry in the chosen domain.</text:p>
      <text:p text:style-name="Text_20_body">When creating you will be asked for the default values needed to create the new entry, for example when creating a new customer they will ask for a first and last name, however, the ID will be auto-generated as an increment from the previous choice.</text:p>
      <text:p text:style-name="Text_20_body">Creating an Item will ask for the item name and its value.</text:p>
      <text:p text:style-name="Text_20_body">Creating an order will create a new empty order for the selected customer ID.</text:p>
      <text:p text:style-name="Text_20_body">Finally creating a user will ask for their username and permission level. The permission level is a number between 1 and 4 and should be used to select the kind of user for this account.</text:p>
      <table:table table:name="Table1" table:style-name="Table1">
        <table:table-column table:style-name="Table1.A" table:number-columns-repeated="2"/>
        <table:table-row>
          <table:table-cell table:style-name="Table1.A1" office:value-type="string">
            <text:p text:style-name="Table_20_Contents">User type</text:p>
          </table:table-cell>
          <table:table-cell table:style-name="Table1.B1" office:value-type="string">
            <text:p text:style-name="Table_20_Contents">Permission level</text:p>
          </table:table-cell>
        </table:table-row>
        <table:table-row>
          <table:table-cell table:style-name="Table1.A2" office:value-type="string">
            <text:p text:style-name="Table_20_Contents">System administrator</text:p>
          </table:table-cell>
          <table:table-cell table:style-name="Table1.B2" office:value-type="float" office:value="4">
            <text:p text:style-name="Table_20_Contents">4</text:p>
          </table:table-cell>
        </table:table-row>
        <table:table-row>
          <table:table-cell table:style-name="Table1.A2" office:value-type="string">
            <text:p text:style-name="Table_20_Contents">Manager</text:p>
          </table:table-cell>
          <table:table-cell table:style-name="Table1.B2" office:value-type="float" office:value="3">
            <text:p text:style-name="Table_20_Contents">3</text:p>
          </table:table-cell>
        </table:table-row>
        <table:table-row>
          <table:table-cell table:style-name="Table1.A2" office:value-type="string">
            <text:p text:style-name="Table_20_Contents">Worker</text:p>
          </table:table-cell>
          <table:table-cell table:style-name="Table1.B2" office:value-type="float" office:value="2">
            <text:p text:style-name="Table_20_Contents">2</text:p>
          </table:table-cell>
        </table:table-row>
        <table:table-row>
          <table:table-cell table:style-name="Table1.A2" office:value-type="string">
            <text:p text:style-name="Table_20_Contents">Customer</text:p>
          </table:table-cell>
          <table:table-cell table:style-name="Table1.B2" office:value-type="float" office:value="1">
            <text:p text:style-name="Table_20_Contents">1</text:p>
          </table:table-cell>
        </table:table-row>
      </table:table>
      <text:p text:style-name="Text_20_body"/>
      <text:p text:style-name="Text_20_body">The password for the new user will default to 'password'. This can be changed by updating the user with a new password.</text:p>
      <text:p text:style-name="Text_20_body"><text:soft-page-break/>Read will output all of the current values saved in the table for this domain.</text:p>
      <text:p text:style-name="Text_20_body">For all domains, the returned information will be presented in the command line for viewing. For orders Items in the order are shown with their item ID, these will have to be cross-examined with the items database in order to get a name for it. However, the total cost of the order is shown for each order.</text:p>
      <text:p text:style-name="Text_20_body">Update allows you to change the parameters for an entry in the table.</text:p>
      <text:p text:style-name="Text_20_body">For items, users and customers, Update will ask you to select an ID for whichever domain you have chosen and it will allow you to update all of its contents, with the exception of its ID.</text:p>
      <text:p text:style-name="Text_20_body">For orders it will work slightly differently, instead, after you select an order ID you have to chose to either ADD or REMOVE an item from the order. Regardless of the choice, you will then be asked to select an Item ID for the item to add to the order.</text:p>
      <text:p text:style-name="Text_20_body">Delete allows you to remove an entry from the table.</text:p>
      <text:p text:style-name="Text_20_body">Delete will simply ask for an ID from the selected domain to delete, when an appropriate one is provided it will remove it from the database.</text:p>
      <text:p text:style-name="Text_20_body">Return will exit back to the domain selection screen.</text:p>
      <text:p text:style-name="Text_20_body">Edits will display a list of recent changes made to the selected domain, along with the username of the user who changed it. For example:</text:p>
      <text:p text:style-name="Text_20_body">CustomerEdit [CustomerID=2,Editor=admin, Change=Create]</text:p>
      <text:p text:style-name="Text_20_body">CustomerEdit [CustomerID=1,Editor=admin, Change=Delete]</text:p>
      <text:p text:style-name="Text_20_body">CustomerEdit [CustomerID=2,Editor=admin, Change=Update]</text:p>
      <text:p text:style-name="Text_20_body">These edits are recorded automatically whenever a change is made to the database.</text:p>
      <text:h text:style-name="Heading_20_2" text:outline-level="2"/>
      <text:h text:style-name="P1" text:outline-level="2">Manager</text:h>
      <text:p text:style-name="Text_20_body">As a manager, you have lesser control over orders and customers. You can still view both via the read action after selecting the domain.</text:p>
      <text:p text:style-name="Text_20_body">You have full control of the items database and can create, update and delete items at will.</text:p>
      <text:p text:style-name="Text_20_body">Creating an Item will ask for the item name and it's value.</text:p>
      <text:p text:style-name="Text_20_body">Delete will ask for an ID for an item to remove.</text:p>
      <text:p text:style-name="Text_20_body">Update will ask for an ID then allow you to update both the name and value of the item.</text:p>
      <text:p text:style-name="Text_20_body">You have access to the user domain but you may only use the update action and it can be used to change your own password and nothing else.</text:p>
      <text:p text:style-name="Text_20_body">When update is selected it will ask for a new password.</text:p>
      <text:h text:style-name="Heading_20_2" text:outline-level="2">Worker</text:h>
      <text:p text:style-name="Text_20_body">You can only view the contents of the items and orders databases by selecting the read action.</text:p>
      <text:p text:style-name="Text_20_body">You have access to the user domain but you may only use the update action and it can be used to change your own password and nothing else.</text:p>
      <text:p text:style-name="Text_20_body">When update is selected it will ask for a new password.</text:p>
      <text:h text:style-name="Heading_20_2" text:outline-level="2">Customer</text:h>
      <text:p text:style-name="Text_20_body">You are able to access the customer domain and can use it to change your preferred name via the update action.</text:p>
      <text:p text:style-name="Text_20_body">You also can use the orders domain to; create, update and delete orders so long as they are associated with your customerID.</text:p>
      <text:p text:style-name="Text_20_body">After selecting, creating a new order will be made associated with your customer id.</text:p>
      <text:p text:style-name="Text_20_body">Update will allow you to select an order ID, it must be one associated with your current account, once one is selected you have to choose to either ADD or REMOVE an item from the order. Regardless of the choice, you will then be asked to select an Item ID for the item to add or remove from the order, based on whether add or remove was selected.</text:p>
      <text:p text:style-name="Text_20_body">You can only view the contents of the items database by selecting the read action.</text:p>
      <text:p text:style-name="Text_20_body">You have access to the user domain but you may only use the update action and it can be used to change your own password and nothing else.</text:p>
      <text:p text:style-name="Text_20_body">When update is selected it will ask for a new password.</text:p>
      <text:h text:style-name="P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3M4S</meta:editing-duration>
    <meta:editing-cycles>6</meta:editing-cycles>
    <meta:generator>OpenOffice/4.1.9$Win32 OpenOffice.org_project/419m1$Build-9805</meta:generator>
    <dc:date>2021-02-26T13:54:36.08</dc:date>
    <meta:document-statistic meta:table-count="1" meta:image-count="0" meta:object-count="0" meta:page-count="5" meta:paragraph-count="69" meta:word-count="1034" meta:character-count="5658"/>
    <meta:user-defined meta:name="Info 1"/>
    <meta:user-defined meta:name="Info 2"/>
    <meta:user-defined meta:name="Info 3"/>
    <meta:user-defined meta:name="Info 4"/>
  </office:meta>
</office:document-meta>
</file>